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draw:fill="none" draw:stroke="solid" svg:stroke-width="0.00694in" svg:stroke-color="#4472c4" draw:marker-end="a363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38">
      <style:graphic-properties draw:fill="none" draw:stroke="solid" svg:stroke-width="0.00694in" svg:stroke-color="#4472c4" draw:marker-end="a337" svg:stroke-opacity="100%" draw:stroke-linejoin="miter" svg:stroke-linecap="butt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0694in" svg:stroke-color="#4472c4" draw:marker-end="a349" svg:stroke-opacity="100%" draw:stroke-linejoin="miter" svg:stroke-linecap="butt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5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2">
      <style:graphic-properties draw:fill="none" draw:stroke="solid" svg:stroke-width="0.00694in" svg:stroke-color="#4472c4" draw:marker-end="a361" svg:stroke-opacity="100%" draw:stroke-linejoin="miter" svg:stroke-linecap="butt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connector draw:type="line" svg:x1="2.95413in" svg:y1="3.08257in" svg:x2="6.12844in" svg:y2="3.08257in" draw:id="id63" draw:style-name="a336" draw:name="Gerader Verbinder 4">
          <svg:title/>
          <svg:desc/>
        </draw:connector>
        <draw:connector draw:type="line" svg:x1="3.88073in" svg:y1="3.07339in" svg:x2="2.56881in" svg:y2="3.07339in" draw:id="id64" draw:style-name="a338" draw:name="Gerade Verbindung mit Pfeil 6">
          <svg:title/>
          <svg:desc/>
        </draw:connector>
        <draw:frame draw:id="id65" draw:style-name="a342" draw:name="Textfeld 7" svg:x="2.67661in" svg:y="2.66949in" svg:width="0.48165in" svg:height="0.40391in">
          <draw:text-box>
            <text:p text:style-name="a341" text:class-names="" text:cond-style-name=""><text:span text:style-name="a339" text:class-names="">F</text:span><text:span text:style-name="a340" text:class-names="">R</text:span></text:p>
          </draw:text-box>
          <svg:title/>
          <svg:desc/>
        </draw:frame>
        <draw:custom-shape svg:x="3.88991in" svg:y="2.80734in" svg:width="2.23853in" svg:height="0.27523in" draw:id="id66" draw:style-name="a345" draw:name="Freihandform: Form 9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046914 251670" draw:enhanced-path="M ?f0 ?f2 C ?f3 ?f4 ?f5 ?f6 ?f7 ?f8 ?f9 ?f10 ?f11 ?f12 ?f1 ?f0 N" draw:text-areas="?f29 ?f31 ?f30 ?f32" draw:glue-points="?f33 ?f34 ?f35 ?f36 ?f37 ?f38" draw:glue-point-leaving-directions="-90, -90, -90">
            <draw:equation draw:name="f0" draw:formula="0"/>
            <draw:equation draw:name="f1" draw:formula="2046914"/>
            <draw:equation draw:name="f2" draw:formula="251670"/>
            <draw:equation draw:name="f3" draw:formula="156594"/>
            <draw:equation draw:name="f4" draw:formula="192947"/>
            <draw:equation draw:name="f5" draw:formula="313189"/>
            <draw:equation draw:name="f6" draw:formula="134224"/>
            <draw:equation draw:name="f7" draw:formula="654341"/>
            <draw:equation draw:name="f8" draw:formula="92279"/>
            <draw:equation draw:name="f9" draw:formula="995493"/>
            <draw:equation draw:name="f10" draw:formula="50334"/>
            <draw:equation draw:name="f11" draw:formula="1744910"/>
            <draw:equation draw:name="f12" draw:formula="22371"/>
            <draw:equation draw:name="f13" draw:formula="?f2 - ?f0"/>
            <draw:equation draw:name="f14" draw:formula="?f1 - ?f0"/>
            <draw:equation draw:name="f15" draw:formula="?f14 / 2046914"/>
            <draw:equation draw:name="f16" draw:formula="?f13 / 251670"/>
            <draw:equation draw:name="f17" draw:formula="0 * ?f14"/>
            <draw:equation draw:name="f18" draw:formula="251670 * ?f13"/>
            <draw:equation draw:name="f19" draw:formula="654341 * ?f14"/>
            <draw:equation draw:name="f20" draw:formula="92279 * ?f13"/>
            <draw:equation draw:name="f21" draw:formula="2046914 * ?f14"/>
            <draw:equation draw:name="f22" draw:formula="0 * ?f13"/>
            <draw:equation draw:name="f23" draw:formula="?f17 / 2046914"/>
            <draw:equation draw:name="f24" draw:formula="?f18 / 251670"/>
            <draw:equation draw:name="f25" draw:formula="?f19 / 2046914"/>
            <draw:equation draw:name="f26" draw:formula="?f20 / 251670"/>
            <draw:equation draw:name="f27" draw:formula="?f21 / 2046914"/>
            <draw:equation draw:name="f28" draw:formula="?f22 / 251670"/>
            <draw:equation draw:name="f29" draw:formula="?f0 / ?f15"/>
            <draw:equation draw:name="f30" draw:formula="?f1 / ?f15"/>
            <draw:equation draw:name="f31" draw:formula="?f0 / ?f16"/>
            <draw:equation draw:name="f32" draw:formula="?f2 / ?f16"/>
            <draw:equation draw:name="f33" draw:formula="?f23 / ?f15"/>
            <draw:equation draw:name="f34" draw:formula="?f24 / ?f16"/>
            <draw:equation draw:name="f35" draw:formula="?f25 / ?f15"/>
            <draw:equation draw:name="f36" draw:formula="?f26 / ?f16"/>
            <draw:equation draw:name="f37" draw:formula="?f27 / ?f15"/>
            <draw:equation draw:name="f38" draw:formula="?f28 / ?f16"/>
          </draw:enhanced-geometry>
        </draw:custom-shape>
        <draw:custom-shape svg:x="3.44037in" svg:y="2.22936in" svg:width="0.79817in" svg:height="0.84401in" draw:id="id67" draw:style-name="a348" draw:name="Ellipse 10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85089in" svg:y1="2.08257in" svg:x2="3.85089in" svg:y2="2.66949in" draw:id="id68" draw:style-name="a350" draw:name="Gerade Verbindung mit Pfeil 14">
          <svg:title/>
          <svg:desc/>
        </draw:connector>
        <draw:frame draw:id="id69" draw:style-name="a354" draw:name="Textfeld 16" svg:x="3.65138in" svg:y="1.68784in" svg:width="0.66972in" svg:height="0.40391in">
          <draw:text-box>
            <text:p text:style-name="a353" text:class-names="" text:cond-style-name=""><text:span text:style-name="a351" text:class-names="">F</text:span><text:span text:style-name="a352" text:class-names="">N</text:span></text:p>
          </draw:text-box>
          <svg:title/>
          <svg:desc/>
        </draw:frame>
        <draw:connector draw:type="line" svg:x1="3.85089in" svg:y1="2.80111in" svg:x2="3.85089in" svg:y2="3.4466in" draw:id="id70" draw:style-name="a355" draw:name="Gerader Verbinder 9">
          <svg:title/>
          <svg:desc/>
        </draw:connector>
        <draw:connector draw:type="line" svg:x1="3.76699in" svg:y1="3.3258in" svg:x2="4.15534in" svg:y2="3.3258in" draw:id="id71" draw:style-name="a356" draw:name="Gerader Verbinder 11">
          <svg:title/>
          <svg:desc/>
        </draw:connector>
        <draw:connector draw:type="line" svg:x1="4.06796in" svg:y1="3.07337in" svg:x2="4.06796in" svg:y2="3.4466in" draw:id="id72" draw:style-name="a357" draw:name="Gerader Verbinder 13">
          <svg:title/>
          <svg:desc/>
        </draw:connector>
        <draw:frame draw:id="id73" draw:style-name="a360" draw:name="Textfeld 20" svg:x="4.08105in" svg:y="3.00902in" svg:width="0.21707in" svg:height="0.40391in">
          <draw:text-box>
            <text:p text:style-name="a359" text:class-names="" text:cond-style-name=""><text:span text:style-name="a358" text:class-names="">f</text:span></text:p>
          </draw:text-box>
          <svg:title/>
          <svg:desc/>
        </draw:frame>
        <draw:connector draw:type="line" svg:x1="3.65138in" svg:y1="3.3258in" svg:x2="3.85089in" svg:y2="3.3258in" draw:id="id74" draw:style-name="a362" draw:name="Gerade Verbindung mit Pfeil 13">
          <svg:title/>
          <svg:desc/>
        </draw:connector>
        <draw:connector draw:type="line" svg:x1="4.28894in" svg:y1="3.32853in" svg:x2="4.06796in" svg:y2="3.32853in" draw:id="id75" draw:style-name="a364" draw:name="Gerade Verbindung mit Pfeil 1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63" svg:viewBox="0 0 20 30" svg:d="m10 0-10 30h20z"/>
    <draw:marker draw:name="a337" svg:viewBox="0 0 20 30" svg:d="m10 0-10 30h20z"/>
    <draw:marker draw:name="a349" svg:viewBox="0 0 20 30" svg:d="m10 0-10 30h20z"/>
    <draw:marker draw:name="a36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3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03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3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03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03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3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03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03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03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3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03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03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1:02:23Z</meta:creation-date>
    <dc:date>2018-03-24T11:08:21Z</dc:date>
    <meta:editing-cycles>1</meta:editing-cycles>
    <meta:editing-duration>PT0S</meta:editing-duration>
    <meta:document-statistic meta:paragraph-count="3" meta:word-count="3"/>
  </office:meta>
</office:document-meta>
</file>